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-1" office:value-type="float" office:value="642.5" calcext:value-type="float">
            <text:p>642.5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2.5" calcext:value-type="float">
            <text:p>642.5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38.5" calcext:value-type="float">
            <text:p>738.5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38.5" calcext:value-type="float">
            <text:p>738.5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38.5" calcext:value-type="float">
            <text:p>738.5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38.5" calcext:value-type="float">
            <text:p>738.5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53:21.616374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8T20:19:44.082656269</dc:date>
    <meta:editing-duration>P2DT19H43M49S</meta:editing-duration>
    <meta:editing-cycles>51</meta:editing-cycles>
    <meta:generator>LibreOffice/7.1.4.2$MacOSX_X86_64 LibreOffice_project/a529a4fab45b75fefc5b6226684193eb000654f6</meta:generator>
    <meta:document-statistic meta:table-count="2" meta:cell-count="641" meta:object-count="0"/>
  </office:meta>
</office:document-meta>
</file>